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FARFAN CASAFRANCA, GUILLERMIN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FR. NEGR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ÑETE</text:span></text:p>
      <text:p text:style-name="P6"/>
      <text:p text:style-name="P6">Recojo: <text:span text:style-name="T3">FARFAN CASAFRANCA, GUILLERMIN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08:5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